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t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Výsledek</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ou se možnosti nastavení</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ontrol + klepnout a/nebo klep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také s další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 + ⌘ + F5</text:span></text:p>
            </table:table-cell>
            <table:table-cell table:style-name="Table5.A2" office:value-type="string">
              <text:p text:style-name="P32">Otevře s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 + 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listů/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olb</text:a><text:a xlink:type="simple" xlink:href="#__RefHeading___Toc5687_1055930359" text:style-name="Index_20_Link" text:visited-style-name="Index_20_Link">y na záložkách programu</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 + P</text:span> <text:span text:style-name="T130">(</text:span><text:span text:style-name="Keystroke"><text:span text:style-name="T130">⌘ + 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programech LibreOffice, ačkoli některé možnosti dostupné v aplikaci Writer nejsou </text:span><text:span text:style-name="T40"/><text:span text:style-name="T55"/><text:span text:style-name="T96">dostupné v jiných programech. Druhá karta je závislá na programu.</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listů/snímků pro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listů/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vy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listů/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ep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epneme  na záložky dalších listů.</text:p>
        </text:list-item>
        <text:list-item>
          <text:p text:style-name="P127">Když jsou vybrány všechny požadované list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Což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programu</text:span><text:span text:style-name="T78"/><text:span text:style-name="T73"/><text:bookmark-end text:name="__RefHeading___Toc5687_1055930359"/></text:h>
      <text:p text:style-name="P20">Volby na záložce <text:span text:style-name="Emphasis">LibreOffice [program]</text:span> se liší dle programu.</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evírací seznam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Podklady</text:span>: na stranu můžeme vytisknout jednu až devět snímků ve zmenšené velikosti. Snímky lze tisknout horizontálně (orientace na šířku) nebo svisle (orientace na výšku).</text:p>
      <text:p text:style-name="P4"><text:span text:style-name="Strong_20_Emphasis">Poznámky</text:span>: na stranu vytiskneme jeden snímek s poznámkami, zadanými pro snímek v náhledu Poznámky.</text:p>
      <text:p text:style-name="P4"><text:span text:style-name="Strong_20_Emphasis">Osnova</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Tip</text:p>
        </text:list-item>
      </text:list>
      <text:p text:style-name="P41">Dokument naplánujeme tak, aby vypadal dobře při tisku s polovič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může varianta dialogového okna ve Writeru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Tip</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 Používání hromadné korespondence v příručce <text:span text:style-name="Emphasis">Writer Guide</text:span>.</text:p>
      <text:h text:style-name="Heading_20_1" text:outline-level="1"><text:bookmark-start text:name="__RefHeading__18351_1712854287"/>Náhled stran/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 O</text:span></text:span><text:span text:style-name="T130"> pro macOS</text:span><text:span text:style-name="Keystroke"><text:span text:style-name="T130">)</text:span></text:span>.<text:line-break/><text:line-break/>Writer nyní namísto nástrojové lišty Formátování zobrazuje lištu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Nástrojová lišta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náhled knihy</text:span>.</text:p>
        </text:list-item>
        <text:list-item>
          <text:p text:style-name="P122">Pokud chceme z tohoto náhledu dokument vytisknout, klepneme na ikonu <text:span text:style-name="Strong_20_Emphasis">Tisk</text:span>, čímž otevřeme dialogové okno Tisk. Zvolíme požadované možnosti tisku a potom klep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O pro macOS)</text:span></text:span>.<text:line-break/><text:line-break/>Calc nyní namísto nástrojové lišty Formátování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dialogové okno Tisk.</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á dialogová okna jsou pro programy Writer, Calc, Impress a Draw stejná,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d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ep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 nabídky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programy LibreOffice se od tohoto obrázku mírně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ánk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ztrátová komprese:</text:span><text:span text:style-name="T6"> <text:s/>Obrázky jsou uloženy, aniž by došlo ke ztrátě kvality. Pokud se v souboru nacházejí fotografie, tato možnost může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je vhodné pro fotografie (malá velikost souboru, nepatrná ztráta kvality).</text:p>
        </text:list-item>
        <text:list-item>
          <text:p text:style-name="P107"><text:span text:style-name="Strong_20_Emphasis">Zmenš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edit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pro jeho věrnou reprodukci (například písma) a současně se zakážou některé prvky (včetně formulářů, zabezpečení a šifrování). Zapíší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49">Sekce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výchozího zobrazení" text:key1="PDF"/><text:span text:style-name="Emphasis">Výchoz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é po dvou</text:span> <text:span text:style-name="T127"/> je k dispozici další volba: <text:span text:style-name="Strong_20_Emphasis">První stránka je levá</text:span> (obvykle je při nastavení  <text:span text:style-name="Strong_20_Emphasis">Souvislé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když vytváříme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ep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Karta Bezpečnost dialogového okna Možnosti PDF</text:p></draw:text-box></draw:frame></text:p>
      <text:list xml:id="list113920335191345" text:continue-list="list1925461149" text:style-name="List_20_1">
        <text:list-item>
          <text:p text:style-name="P107">Pokud do pole Nastavit heslo pro otevře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Nastavit heslo pro oprávnění, soubor může otevřít kdokoliv, ale jeho oprávnění mohou být omezena. Viz obrázek <text:sequence-ref text:reference-format="value" text:ref-name="refFigure18">19</text:sequence-ref>. Po nastavení hesla pro nastavení oprávnění se na kartě Bezpečnost zpřístupní další možnosti nastavení.</text:p>
        </text:list-item>
        <text:list-item>
          <text:p text:style-name="P107">Při současném zadání hesla pro otevírání a hesla na nastavení oprávnění lze PDF soubor otevřít pouze po zadání správného hesla, přičemž oprávnění mohou být omezena.</text:p>
        </text:list-item>
      </text:list>
      <text:list xml:id="list113919964471421" text:continue-list="list113920108122376" text:style-name="Heading_20_Note">
        <text:list-item>
          <text:p text:style-name="Heading_20_Note">Poznámka</text:p>
        </text:list-item>
      </text:list>
      <text:p text:style-name="P36">Nastavení oprávnění jsou účinná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Úložiště klíčů můžeme vybrat v <text:span text:style-name="Strong_20_Emphasis">Nástroje &gt; Možnosti &gt; LibreOffice &gt; Zabezpečení &gt; Certifikát </text:span><text:span text:style-name="T127">(pouze macOS a Linux)</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me vyzváni k jeho zadání. Pokud používáme čipovou kartu chráněnou kódem PIN, budeme také vyzváni k zadání pinu.</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107">Pokud používáme čipovou kartu, zadáme zde PIN. Některý software čipové karty nás znovu před podpisem vyzve k zadání kódu PIN.</text:p>
        </text:list-item>
        <text:list-item>
          <text:p text:style-name="P107"><text:span text:style-name="Strong_20_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107"><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107">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značky pro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Pokud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o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or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s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or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text:span text:style-name="T75">14</text:span> - Hromadná korespondenc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text:alphabetical-index-mark text:string-value="elektronický podpis"/>se vypočte kontrolní součet z dokumentu a osobního klíče. Tento kontrolní součet a v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Zvolíme <text:span text:style-name="Strong_20_Emphasis">Soubor &gt; Elektronické podpisy &gt; Elektronické podpisy</text:span>.</text:p>
        </text:list-item>
      </text:list>
      <text:list xml:id="list113920651910694" text:continue-list="list3629433487" text:style-name="List_20_2">
        <text:list-item>
          <text:p text:style-name="List_20_2">Pokud jsme nastavili LibreOffice, aby n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epneme na <text:span text:style-name="Strong_20_Emphasis">Podepsat dokument</text:span>, čímž do dokumentu přidáme svůj veřejný klíč.</text:p>
        </text:list-item>
        <text:list-item>
          <text:p text:style-name="P122">V dialogovém okně Vybrat certifikát zvolíme certifikát a klep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epneme na tlačítko <text:span text:style-name="Strong_20_Emphasis">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m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ep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konkrétně relevantní pro daný případ,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t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